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0b1b" officeooo:paragraph-rsid="00180b1b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80b1b" officeooo:paragraph-rsid="00180b1b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8d80b" officeooo:paragraph-rsid="0018d80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9063" officeooo:paragraph-rsid="00199063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80b" style:font-weight-asian="normal" style:font-weight-complex="normal"/>
    </style:style>
    <style:style style:name="T3" style:family="text">
      <style:text-properties officeooo:rsid="0018f2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tests avec le <text:span text:style-name="T3">mock </text:span>module Recherche_controle :</text:p>
      <text:p text:style-name="P1"/>
      <text:p text:style-name="P1"/>
      <text:p text:style-name="P2">test1 :</text:p>
      <text:p text:style-name="P2">Action : <text:span text:style-name="T1">Ecriture d’une requête de recherche dans la BD.</text:span></text:p>
      <text:p text:style-name="P2">Attendu : <text:span text:style-name="T1">Les arguments envoyés au module mock seront les mêmes que ceux récupérés dans la BD écrit par le module mock. Une requête http sera envoyée à ce module et la réponse sera un code 200.</text:span></text:p>
      <text:p text:style-name="P2"><text:span text:style-name="T1"/></text:p>
      <text:p text:style-name="P2">test2 :</text:p>
      <text:p text:style-name="P2">Action : <text:span text:style-name="T2">Effacer dans la BD les arguments envoyé par le mock module et effacer le conteneur du module mock précédent</text:span></text:p>
      <text:p text:style-name="P3">Attendu : <text:span text:style-name="T1">Le module back-contrôle réagira en recréant à nouveau le module mock. On devrait s’attendre à la même chose qu’au test1</text:span></text:p>
      <text:p text:style-name="P2"><text:span text:style-name="T1"/></text:p>
      <text:p text:style-name="P4">test3 :<text:span text:style-name="T1"> </text:span></text:p>
      <text:p text:style-name="P4">Action :<text:span text:style-name="T1"> Changer les coordonnées de la machine distantes dans la BD pour une machine qui n’existe pas et effacer le module mock recherche_contrôle.</text:span></text:p>
      <text:p text:style-name="P4">Attendu :<text:span text:style-name="T1"> L’api ‘ssh launch program’ retournera une erreur et on pourra lire dans la BD l’erreur qui indique que cette machine ne répond pas.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4:18:46.904148390</meta:creation-date>
    <meta:generator>LibreOffice/6.4.7.2$Linux_X86_64 LibreOffice_project/40$Build-2</meta:generator>
    <dc:date>2022-03-13T14:52:51.345810860</dc:date>
    <meta:editing-duration>PT34M3S</meta:editing-duration>
    <meta:editing-cycles>4</meta:editing-cycles>
    <meta:document-statistic meta:table-count="0" meta:image-count="0" meta:object-count="0" meta:page-count="1" meta:paragraph-count="10" meta:word-count="153" meta:character-count="854" meta:non-whitespace-character-count="710"/>
  </office:meta>
</office:document-meta>
</file>